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puter Graphics Concep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3D scene and rendering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3D scen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3D model</text:p>
                <text:list>
                  <text:list-item>
                    <text:p text:style-name="P2">Geometry</text:p>
                  </text:list-item>
                  <text:list-item>
                    <text:p text:style-name="P2">Material</text:p>
                  </text:list-item>
                </text:list>
              </text:list-item>
              <text:list-item>
                <text:p text:style-name="P2">Lights</text:p>
              </text:list-item>
              <text:list-item>
                <text:p text:style-name="P2">Came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Renderin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Concepts</text:p>
              </text:list-item>
              <text:list-item>
                <text:p text:style-name="P2">Ray-tracing</text:p>
              </text:list-item>
              <text:list-item>
                <text:p text:style-name="P2">Rasteriz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age, display, post-proces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21:42.834580706</meta:creation-date>
    <meta:generator>LibreOffice/6.4.7.2$Linux_X86_64 LibreOffice_project/40$Build-2</meta:generator>
    <dc:date>2023-06-28T09:24:21.175428120</dc:date>
    <meta:editing-duration>PT2M18S</meta:editing-duration>
    <meta:editing-cycles>3</meta:editing-cycles>
    <meta:document-statistic meta:object-count="40"/>
  </office:meta>
</office:document-meta>
</file>